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23cm" fo:min-width="2.044cm"/>
    </style:style>
    <style:style style:name="gr2" style:family="graphic" style:parent-style-name="standard">
      <style:graphic-properties draw:fill-color="#eeeeee" draw:textarea-horizontal-align="justify" draw:textarea-vertical-align="middle" draw:auto-grow-height="false" fo:min-height="1.353cm" fo:min-width="6.752cm"/>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75cm" fo:min-width="1.898cm"/>
    </style:style>
    <style:style style:name="gr5" style:family="graphic" style:parent-style-name="objectwithoutfill">
      <style:graphic-properties draw:fill="none" draw:fill-color="#eeeeee" draw:textarea-vertical-align="middle"/>
    </style:style>
    <style:style style:name="gr6" style:family="graphic" style:parent-style-name="standard">
      <style:graphic-properties draw:fill-color="#eeeeee" draw:textarea-vertical-align="middle"/>
    </style:style>
    <style:style style:name="gr7" style:family="graphic" style:parent-style-name="standard">
      <style:graphic-properties draw:fill-color="#eeeeee" draw:textarea-horizontal-align="justify" draw:textarea-vertical-align="middle" draw:auto-grow-height="false" fo:min-height="0.489cm" fo:min-width="1.026cm"/>
    </style:style>
    <style:style style:name="gr8" style:family="graphic" style:parent-style-name="standard">
      <style:graphic-properties draw:stroke="none" svg:stroke-color="#000000" draw:fill="none" draw:fill-color="#ffffff" draw:textarea-horizontal-align="left" draw:auto-grow-height="true" draw:auto-grow-width="false" fo:min-height="0.914cm" fo:min-width="0cm"/>
    </style:style>
    <style:style style:name="gr9" style:family="graphic" style:parent-style-name="standard">
      <style:graphic-properties draw:fill-color="#eeeeee" draw:textarea-horizontal-align="justify" draw:textarea-vertical-align="middle" draw:auto-grow-height="false" fo:min-height="0.613cm" fo:min-width="0.834cm"/>
    </style:style>
    <style:style style:name="gr10" style:family="graphic" style:parent-style-name="standard">
      <style:graphic-properties draw:fill-color="#eeeeee" draw:textarea-horizontal-align="justify" draw:textarea-vertical-align="middle" draw:auto-grow-height="false" fo:min-height="0.613cm" fo:min-width="0.835cm"/>
    </style:style>
    <style:style style:name="gr11" style:family="graphic" style:parent-style-name="standard">
      <style:graphic-properties svg:stroke-width="0.081cm" draw:marker-start-width="0.322cm" draw:marker-end="Arrow" draw:marker-end-width="0.322cm" draw:fill-color="#eeeeee" draw:textarea-vertical-align="middle" fo:padding-top="0.166cm" fo:padding-bottom="0.166cm" fo:padding-left="0.291cm" fo:padding-right="0.291cm"/>
    </style:style>
    <style:style style:name="gr12" style:family="graphic" style:parent-style-name="standard">
      <style:graphic-properties draw:stroke="none" svg:stroke-color="#000000" draw:fill="none" draw:fill-color="#ffffff" draw:textarea-horizontal-align="left" draw:auto-grow-height="true" draw:auto-grow-width="false" fo:min-height="0.517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915cm" fo:min-width="0cm"/>
    </style:style>
    <style:style style:name="gr14" style:family="graphic" style:parent-style-name="standard">
      <style:graphic-properties draw:marker-end="Arrow" draw:fill-color="#eeeeee" draw:textarea-vertical-align="middle"/>
    </style:style>
    <style:style style:name="gr15" style:family="graphic" style:parent-style-name="standard">
      <style:graphic-properties draw:fill-color="#eeeeee" draw:textarea-horizontal-align="justify" draw:textarea-vertical-align="middle" draw:auto-grow-height="false" fo:min-height="2.339cm" fo:min-width="2.299cm"/>
    </style:style>
    <style:style style:name="gr16" style:family="graphic" style:parent-style-name="standard">
      <style:graphic-properties draw:fill-color="#eeeeee" draw:textarea-horizontal-align="justify" draw:textarea-vertical-align="middle" draw:auto-grow-height="false" fo:min-height="0.49cm" fo:min-width="1.027cm"/>
    </style:style>
    <style:style style:name="gr17" style:family="graphic" style:parent-style-name="standard">
      <style:graphic-properties draw:stroke="none" svg:stroke-color="#000000" draw:fill="none" draw:fill-color="#ffffff" draw:textarea-horizontal-align="left" draw:auto-grow-height="true" draw:auto-grow-width="false" fo:min-height="2.371cm" fo:min-width="0cm"/>
    </style:style>
    <style:style style:name="gr18" style:family="graphic" style:parent-style-name="standard">
      <style:graphic-properties draw:fill-color="#eeeeee" draw:textarea-horizontal-align="justify" draw:textarea-vertical-align="middle" draw:auto-grow-height="false" fo:min-height="0.209cm" fo:min-width="0.645cm"/>
    </style:style>
    <style:style style:name="gr19" style:family="graphic" style:parent-style-name="standard">
      <style:graphic-properties draw:fill-color="#eeeeee" draw:textarea-horizontal-align="justify" draw:textarea-vertical-align="middle" draw:auto-grow-height="false" fo:min-height="0.21cm" fo:min-width="0.645cm"/>
    </style:style>
    <style:style style:name="gr20" style:family="graphic" style:parent-style-name="standard">
      <style:graphic-properties draw:fill-color="#eeeeee" draw:textarea-horizontal-align="justify" draw:textarea-vertical-align="middle" draw:auto-grow-height="false" fo:min-height="0.208cm" fo:min-width="0.645cm"/>
    </style:style>
    <style:style style:name="gr2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2" style:family="graphic" style:parent-style-name="standard">
      <style:graphic-properties draw:fill-color="#eeeeee" draw:textarea-horizontal-align="justify" draw:textarea-vertical-align="middle" draw:auto-grow-height="false" fo:min-height="2.093cm" fo:min-width="2.615cm"/>
    </style:style>
    <style:style style:name="gr23" style:family="graphic" style:parent-style-name="standard">
      <style:graphic-properties draw:fill-color="#eeeeee" draw:textarea-horizontal-align="justify" draw:textarea-vertical-align="middle" draw:auto-grow-height="false" fo:min-height="1.846cm" fo:min-width="2.615cm"/>
    </style:style>
    <style:style style:name="gr24" style:family="graphic" style:parent-style-name="standard">
      <style:graphic-properties draw:fill-color="#eeeeee" draw:textarea-horizontal-align="justify" draw:textarea-vertical-align="middle" draw:auto-grow-height="false" fo:min-height="1.969cm" fo:min-width="2.616cm"/>
    </style:style>
    <style:style style:name="gr25" style:family="graphic" style:parent-style-name="standard">
      <style:graphic-properties draw:marker-start="Arrow" draw:fill-color="#eeeeee" draw:textarea-vertical-align="middle"/>
    </style:style>
    <style:style style:name="gr26" style:family="graphic" style:parent-style-name="standard">
      <style:graphic-properties draw:fill-color="#eeeeee" draw:textarea-horizontal-align="justify" draw:textarea-vertical-align="middle" draw:auto-grow-height="false" fo:min-height="2.34cm" fo:min-width="2.299cm"/>
    </style:style>
    <style:style style:name="gr27" style:family="graphic" style:parent-style-name="standard">
      <style:graphic-properties draw:fill-color="#eeeeee" draw:textarea-horizontal-align="justify" draw:textarea-vertical-align="middle" draw:auto-grow-height="false" fo:min-height="0.242cm" fo:min-width="0.645cm"/>
    </style:style>
    <style:style style:name="gr28" style:family="graphic" style:parent-style-name="standard">
      <style:graphic-properties draw:fill-color="#eeeeee" draw:textarea-horizontal-align="justify" draw:textarea-vertical-align="middle" draw:auto-grow-height="false" fo:min-height="0.241cm" fo:min-width="0.645cm"/>
    </style:style>
    <style:style style:name="gr29" style:family="graphic" style:parent-style-name="standard">
      <style:graphic-properties draw:fill-color="#eeeeee" draw:textarea-horizontal-align="justify" draw:textarea-vertical-align="middle" draw:auto-grow-height="false" fo:min-height="0.24cm" fo:min-width="0.645cm"/>
    </style:style>
    <style:style style:name="gr30" style:family="graphic" style:parent-style-name="standard">
      <style:graphic-properties draw:stroke="none" svg:stroke-color="#000000" draw:fill="none" draw:fill-color="#ffffff" draw:textarea-horizontal-align="left" draw:auto-grow-height="true" draw:auto-grow-width="false" fo:min-height="5.215cm" fo:min-width="0cm"/>
    </style:style>
    <style:style style:name="gr31" style:family="graphic" style:parent-style-name="standard">
      <style:graphic-properties draw:fill-color="#eeeeee" draw:textarea-horizontal-align="justify" draw:textarea-vertical-align="middle" draw:auto-grow-height="false" fo:min-height="0.613cm" fo:min-width="3.825cm"/>
    </style:style>
    <style:style style:name="gr32" style:family="graphic" style:parent-style-name="standard">
      <style:graphic-properties draw:fill-color="#eeeeee" draw:textarea-horizontal-align="justify" draw:textarea-vertical-align="middle" draw:auto-grow-height="false" fo:min-height="0.595cm" fo:min-width="3.76cm"/>
    </style:style>
    <style:style style:name="gr33" style:family="graphic" style:parent-style-name="standard">
      <style:graphic-properties draw:fill-color="#eeeeee" draw:textarea-horizontal-align="justify" draw:textarea-vertical-align="middle" draw:auto-grow-height="false" fo:min-height="0.983cm" fo:min-width="3.891cm"/>
    </style:style>
    <style:style style:name="gr34" style:family="graphic" style:parent-style-name="standard">
      <style:graphic-properties draw:stroke="none" svg:stroke-color="#000000" draw:fill="none" draw:fill-color="#ffffff" draw:textarea-horizontal-align="left" draw:auto-grow-height="true" draw:auto-grow-width="false" fo:min-height="1.111cm" fo:min-width="3.544cm"/>
    </style:style>
    <style:style style:name="gr35" style:family="graphic" style:parent-style-name="standard">
      <style:graphic-properties draw:fill-color="#eeeeee" draw:textarea-horizontal-align="justify" draw:textarea-vertical-align="middle" draw:auto-grow-height="false" fo:min-height="0.243cm" fo:min-width="0.645cm"/>
    </style:style>
    <style:style style:name="gr36" style:family="graphic" style:parent-style-name="standard">
      <style:graphic-properties draw:fill-color="#eeeeee" draw:textarea-horizontal-align="justify" draw:textarea-vertical-align="middle" draw:auto-grow-height="false" fo:min-height="0.614cm" fo:min-width="3.826cm"/>
    </style:style>
    <style:style style:name="gr37" style:family="graphic" style:parent-style-name="standard">
      <style:graphic-properties draw:stroke="none" draw:fill="none" draw:fill-color="#eeeeee" fo:min-height="1.111cm"/>
    </style:style>
    <style:style style:name="gr38" style:family="graphic" style:parent-style-name="standard">
      <style:graphic-properties draw:stroke="none" svg:stroke-color="#000000" draw:fill="none" draw:fill-color="#ffffff" draw:textarea-horizontal-align="left" draw:auto-grow-height="true" draw:auto-grow-width="false" fo:min-height="7.111cm" fo:min-width="0cm"/>
    </style:style>
    <style:style style:name="gr39" style:family="graphic" style:parent-style-name="standard">
      <style:graphic-properties draw:fill-color="#eeeeee" draw:textarea-horizontal-align="justify" draw:textarea-vertical-align="middle" draw:auto-grow-height="false" fo:min-height="0.816cm" fo:min-width="0.613cm"/>
    </style:style>
    <style:style style:name="gr40" style:family="graphic" style:parent-style-name="standard">
      <style:graphic-properties draw:fill-color="#eeeeee" draw:textarea-horizontal-align="justify" draw:textarea-vertical-align="middle" draw:auto-grow-height="false" fo:min-height="0.893cm" fo:min-width="0.598cm"/>
    </style:style>
    <style:style style:name="gr41" style:family="graphic" style:parent-style-name="standard">
      <style:graphic-properties draw:fill-color="#eeeeee" draw:textarea-horizontal-align="justify" draw:textarea-vertical-align="middle" draw:auto-grow-height="false" fo:min-height="1.18cm" fo:min-width="0.546cm"/>
    </style:style>
    <style:style style:name="gr42" style:family="graphic" style:parent-style-name="standard">
      <style:graphic-properties draw:fill-color="#eeeeee" draw:textarea-horizontal-align="justify" draw:textarea-vertical-align="middle" draw:auto-grow-height="false" fo:min-height="0.989cm" fo:min-width="0.613cm"/>
    </style:style>
    <style:style style:name="gr43" style:family="graphic" style:parent-style-name="standard">
      <style:graphic-properties draw:fill-color="#eeeeee" draw:textarea-horizontal-align="justify" draw:textarea-vertical-align="middle" draw:auto-grow-height="false" fo:min-height="1.085cm" fo:min-width="0.615cm"/>
    </style:style>
    <style:style style:name="gr44" style:family="graphic" style:parent-style-name="standard">
      <style:graphic-properties draw:fill-color="#eeeeee" draw:textarea-horizontal-align="justify" draw:textarea-vertical-align="middle" draw:auto-grow-height="false" fo:min-height="0.989cm" fo:min-width="0.612cm"/>
    </style:style>
    <style:style style:name="gr45" style:family="graphic" style:parent-style-name="standard">
      <style:graphic-properties draw:fill-color="#eeeeee" draw:textarea-horizontal-align="justify" draw:textarea-vertical-align="middle" draw:auto-grow-height="false" fo:min-height="0.891cm" fo:min-width="0.816cm"/>
    </style:style>
    <style:style style:name="gr46" style:family="graphic" style:parent-style-name="standard">
      <style:graphic-properties draw:fill-color="#eeeeee" draw:textarea-horizontal-align="justify" draw:textarea-vertical-align="middle" draw:auto-grow-height="false" fo:min-height="0.843cm" fo:min-width="0.703cm"/>
    </style:style>
    <style:style style:name="gr47" style:family="graphic" style:parent-style-name="standard">
      <style:graphic-properties draw:fill-color="#eeeeee" draw:textarea-horizontal-align="justify" draw:textarea-vertical-align="middle" draw:auto-grow-height="false" fo:min-height="0.914cm" fo:min-width="0.565cm"/>
    </style:style>
    <style:style style:name="gr48" style:family="graphic" style:parent-style-name="standard">
      <style:graphic-properties draw:fill-color="#eeeeee" draw:textarea-horizontal-align="justify" draw:textarea-vertical-align="middle" draw:auto-grow-height="false" fo:min-height="0.989cm" fo:min-width="0.643cm"/>
    </style:style>
    <style:style style:name="gr49" style:family="graphic" style:parent-style-name="standard">
      <style:graphic-properties draw:stroke="none" draw:fill="none" draw:fill-color="#eeeeee" fo:min-height="1.666cm"/>
    </style:style>
    <style:style style:name="gr50" style:family="graphic" style:parent-style-name="standard">
      <style:graphic-properties draw:stroke="none" svg:stroke-color="#000000" draw:fill="none" draw:fill-color="#ffffff" draw:textarea-horizontal-align="left" draw:auto-grow-height="true" draw:auto-grow-width="false" fo:min-height="1.956cm" fo:min-width="0cm"/>
    </style:style>
    <style:style style:name="gr51" style:family="graphic" style:parent-style-name="standard">
      <style:graphic-properties draw:fill-color="#eeeeee" draw:textarea-horizontal-align="justify" draw:textarea-vertical-align="middle" draw:auto-grow-height="false" fo:min-height="1.147cm" fo:min-width="2.04cm"/>
    </style:style>
    <style:style style:name="gr52" style:family="graphic" style:parent-style-name="standard">
      <style:graphic-properties draw:fill-color="#eeeeee" draw:textarea-horizontal-align="justify" draw:textarea-vertical-align="middle" draw:auto-grow-height="false" fo:min-height="0.957cm" fo:min-width="1.599cm"/>
    </style:style>
    <style:style style:name="gr53" style:family="graphic" style:parent-style-name="standard">
      <style:graphic-properties draw:fill-color="#eeeeee" draw:textarea-horizontal-align="justify" draw:textarea-vertical-align="middle" draw:auto-grow-height="false" fo:min-height="1.207cm" fo:min-width="2.362cm"/>
    </style:style>
    <style:style style:name="P1" style:family="paragraph">
      <loext:graphic-properties draw:fill-color="#eeeeee"/>
      <style:paragraph-properties fo:text-align="center"/>
    </style:style>
    <style:style style:name="P2" style:family="paragraph">
      <loext:graphic-properties draw:fill="none" draw:fill-color="#ffffff"/>
    </style:style>
    <style:style style:name="P3" style:family="paragraph">
      <loext:graphic-properties draw:fill="none" draw:fill-color="#eeeeee"/>
      <style:paragraph-properties fo:text-align="center"/>
    </style:style>
    <style:style style:name="P4" style:family="paragraph">
      <loext:graphic-properties draw:fill="none" draw:fill-color="#ffffff"/>
      <style:text-properties fo:font-size="14pt"/>
    </style:style>
    <style:style style:name="P5" style:family="paragraph">
      <loext:graphic-properties draw:fill="none" draw:fill-color="#ffffff"/>
      <style:text-properties fo:font-size="12pt"/>
    </style:style>
    <style:style style:name="P6" style:family="paragraph">
      <loext:graphic-properties draw:fill-color="#eeeeee"/>
      <style:paragraph-properties fo:text-align="center"/>
      <style:text-properties fo:font-size="12pt"/>
    </style:style>
    <style:style style:name="P7" style:family="paragraph">
      <style:paragraph-properties fo:text-align="center"/>
    </style:style>
    <style:style style:name="P8" style:family="paragraph">
      <loext:graphic-properties draw:fill-color="#eeeeee"/>
      <style:paragraph-properties fo:text-align="center"/>
      <style:text-properties fo:font-size="12pt" style:font-size-asian="12pt" style:font-size-complex="12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draw:fill-color="#eeeeee"/>
    </style:style>
    <style:style style:name="T1" style:family="text">
      <style:text-properties fo:font-size="12pt" style:font-size-asian="12pt" style:font-size-complex="12pt"/>
    </style:style>
    <style:style style:name="T2" style:family="text">
      <style:text-properties fo:font-size="14pt"/>
    </style:style>
    <style:style style:name="T3" style:family="text">
      <style:text-properties fo:font-size="12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4cm" svg:height="1.48cm" svg:x="17.54cm" svg:y="1.863cm">
          <text:p text:style-name="P7"/>
          <draw:enhanced-geometry svg:viewBox="0 0 21600 21600" draw:type="rectangle" draw:enhanced-path="M 0 0 L 21600 0 21600 21600 0 21600 0 0 Z N"/>
        </draw:custom-shape>
        <draw:custom-shape draw:style-name="gr2" draw:text-style-name="P1" xml:id="id2" draw:id="id2" draw:layer="layout" svg:width="7.252cm" svg:height="1.603cm" svg:x="2.909cm" svg:y="1.863cm">
          <text:p/>
          <draw:enhanced-geometry svg:viewBox="0 0 21600 21600" draw:type="rectangle" draw:enhanced-path="M 0 0 L 21600 0 21600 21600 0 21600 0 0 Z N"/>
        </draw:custom-shape>
        <draw:frame draw:style-name="gr3" draw:text-style-name="P2" draw:layer="layout" svg:width="3.064cm" svg:height="0.962cm" svg:x="13.723cm" svg:y="1.792cm">
          <draw:text-box>
            <text:p><text:span text:style-name="T1">Naytto</text:span> <text:span text:style-name="T1">naytto</text:span></text:p>
          </draw:text-box>
        </draw:frame>
        <draw:frame draw:style-name="gr4" draw:text-style-name="P2" draw:layer="layout" svg:width="2.398cm" svg:height="0.725cm" svg:x="15.097cm" svg:y="2.942cm">
          <draw:text-box>
            <text:p><text:span text:style-name="T1">Kokoelma</text:span></text:p>
          </draw:text-box>
        </draw:frame>
        <draw:path draw:style-name="gr5" draw:text-style-name="P3" draw:layer="layout" svg:width="8.054cm" svg:height="4.929cm" draw:transform="rotate (-3.14159265358979) translate (20.59cm 6.14771766964685cm)" svg:viewBox="0 0 8055 4930" svg:d="M0 1c374 11 749-26 1118 35 373 62 766 15 1118 175 368 168 769 236 1154 350 379 111 771 202 1118 384 418 219 801 491 1225 699 411 202 732 470 1118 699 401 238 569 702 866 1049 257 301 383 723 324 1119v349 70">
          <text:p/>
        </draw:path>
        <draw:connector draw:style-name="gr6" draw:text-style-name="P1" draw:layer="layout" svg:x1="18.176cm" svg:y1="2.726cm" svg:x2="10.161cm" svg:y2="2.664cm" draw:start-shape="id1" draw:start-glue-point="3" draw:end-shape="id2" svg:d="M18176 2726h-4007v-62h-4008" svg:viewBox="0 0 8016 63">
          <text:p/>
        </draw:connector>
        <draw:custom-shape draw:style-name="gr7" draw:text-style-name="P1" xml:id="id1" draw:id="id1" draw:layer="layout" svg:width="1.526cm" svg:height="0.739cm" svg:x="18.176cm" svg:y="2.357cm">
          <text:p/>
          <draw:enhanced-geometry svg:viewBox="0 0 21600 21600" draw:type="rectangle" draw:enhanced-path="M 0 0 L 21600 0 21600 21600 0 21600 0 0 Z N"/>
        </draw:custom-shape>
        <draw:frame draw:style-name="gr8" draw:text-style-name="P4" draw:layer="layout" svg:width="3.289cm" svg:height="1.164cm" svg:x="4.944cm" svg:y="1cm">
          <draw:text-box>
            <text:p><text:span text:style-name="T2">Kokoelma</text:span></text:p>
          </draw:text-box>
        </draw:frame>
        <draw:custom-shape draw:style-name="gr9" draw:text-style-name="P1" xml:id="id74" draw:id="id74" draw:layer="layout" svg:width="1.334cm" svg:height="0.863cm" svg:x="5.137cm" svg:y="2.233cm">
          <text:p/>
          <draw:enhanced-geometry svg:viewBox="0 0 21600 21600" draw:type="rectangle" draw:enhanced-path="M 0 0 L 21600 0 21600 21600 0 21600 0 0 Z N"/>
        </draw:custom-shape>
        <draw:custom-shape draw:style-name="gr10" draw:text-style-name="P1" xml:id="id65" draw:id="id65" draw:layer="layout" svg:width="1.335cm" svg:height="0.863cm" svg:x="7.107cm" svg:y="2.233cm">
          <text:p/>
          <draw:enhanced-geometry svg:viewBox="0 0 21600 21600" draw:type="rectangle" draw:enhanced-path="M 0 0 L 21600 0 21600 21600 0 21600 0 0 Z N"/>
        </draw:custom-shape>
        <draw:custom-shape draw:style-name="gr9" draw:text-style-name="P1" xml:id="id33" draw:id="id33" draw:layer="layout" svg:width="1.334cm" svg:height="0.863cm" svg:x="8.699cm" svg:y="2.357cm">
          <text:p/>
          <draw:enhanced-geometry svg:viewBox="0 0 21600 21600" draw:type="rectangle" draw:enhanced-path="M 0 0 L 21600 0 21600 21600 0 21600 0 0 Z N"/>
        </draw:custom-shape>
        <draw:custom-shape draw:style-name="gr9" draw:text-style-name="P1" xml:id="id3" draw:id="id3" draw:layer="layout" svg:width="1.334cm" svg:height="0.863cm" svg:x="3.356cm" svg:y="2.357cm">
          <text:p/>
          <draw:enhanced-geometry svg:viewBox="0 0 21600 21600" draw:type="rectangle" draw:enhanced-path="M 0 0 L 21600 0 21600 21600 0 21600 0 0 Z N"/>
        </draw:custom-shape>
        <draw:frame draw:style-name="gr8" draw:text-style-name="P5" draw:layer="layout" svg:width="2.417cm" svg:height="1.164cm" svg:x="0.746cm" svg:y="2.48cm">
          <draw:text-box>
            <text:p><text:span text:style-name="T3">Elokuvat</text:span></text:p>
          </draw:text-box>
        </draw:frame>
        <draw:connector draw:style-name="gr11" draw:text-style-name="P6" draw:layer="layout" svg:x1="18.176cm" svg:y1="2.726cm" svg:x2="10.161cm" svg:y2="2.664cm" svg:d="M18176 2726h-4007v-62h-4008" svg:viewBox="0 0 8016 63">
          <text:p/>
        </draw:connector>
        <draw:frame draw:style-name="gr12" draw:text-style-name="P5" draw:layer="layout" svg:width="1.771cm" svg:height="0.767cm" svg:x="5.579cm" svg:y="4.297cm">
          <draw:text-box>
            <text:p><text:span text:style-name="T3">Roolit</text:span></text:p>
          </draw:text-box>
        </draw:frame>
        <draw:frame draw:style-name="gr13" draw:text-style-name="P5" draw:layer="layout" svg:width="2.418cm" svg:height="1.165cm" svg:x="6.598cm" svg:y="3.535cm">
          <draw:text-box draw:corner-radius="0.381cm">
            <text:p><text:span text:style-name="T3">Relaatiot</text:span></text:p>
          </draw:text-box>
        </draw:frame>
        <draw:frame draw:style-name="gr13" draw:text-style-name="P5" draw:layer="layout" svg:width="2.417cm" svg:height="1.165cm" svg:x="10.288cm" svg:y="2.726cm">
          <draw:text-box>
            <text:p><text:span text:style-name="T3">Henkilot</text:span></text:p>
          </draw:text-box>
        </draw:frame>
        <draw:connector draw:style-name="gr14" draw:text-style-name="P1" draw:layer="layout" svg:x1="4.023cm" svg:y1="3.22cm" svg:x2="5.453cm" svg:y2="5.933cm" draw:start-shape="id3" draw:start-glue-point="2" svg:d="M4023 3220v1607h1430v1106" svg:viewBox="0 0 1431 2714">
          <text:p/>
        </draw:connector>
        <draw:custom-shape draw:style-name="gr15" draw:text-style-name="P8" draw:layer="layout" svg:width="2.799cm" svg:height="2.589cm" svg:x="4.055cm" svg:y="5.933cm">
          <text:p text:style-name="P7"><text:span text:style-name="T1">Hannes</text:span></text:p>
          <text:p text:style-name="P7"><text:span text:style-name="T1">elokuvat.dat</text:span></text:p>
          <text:p text:style-name="P7"><text:span text:style-name="T1">5</text:span></text:p>
          <text:p text:style-name="P7"><text:span text:style-name="T1">3</text:span></text:p>
          <draw:enhanced-geometry svg:viewBox="0 0 21600 21600" draw:type="rectangle" draw:enhanced-path="M 0 0 L 21600 0 21600 21600 0 21600 0 0 Z N"/>
        </draw:custom-shape>
        <draw:custom-shape draw:style-name="gr16" draw:text-style-name="P1" xml:id="id4" draw:id="id4" draw:layer="layout" svg:width="1.527cm" svg:height="0.74cm" svg:x="4.691cm" svg:y="8.152cm">
          <text:p/>
          <draw:enhanced-geometry svg:viewBox="0 0 21600 21600" draw:type="rectangle" draw:enhanced-path="M 0 0 L 21600 0 21600 21600 0 21600 0 0 Z N"/>
        </draw:custom-shape>
        <draw:frame draw:style-name="gr17" draw:text-style-name="P5" draw:layer="layout" svg:width="3.308cm" svg:height="2.621cm" svg:x="1.001cm" svg:y="6.179cm">
          <draw:text-box draw:corner-radius="0.381cm">
            <text:p><text:span text:style-name="T3">nimi</text:span></text:p>
            <text:p><text:span text:style-name="T3">tiedoston nimi</text:span></text:p>
            <text:p><text:span text:style-name="T3">max_lkm</text:span></text:p>
            <text:p><text:span text:style-name="T3">lkm</text:span></text:p>
            <text:p><text:span text:style-name="T3">alkiot</text:span></text:p>
          </draw:text-box>
        </draw:frame>
        <draw:custom-shape draw:style-name="gr18" draw:text-style-name="P1" xml:id="id5" draw:id="id5" draw:layer="layout" svg:width="1.145cm" svg:height="0.459cm" svg:x="2.783cm" svg:y="10.866cm">
          <text:p/>
          <draw:enhanced-geometry svg:viewBox="0 0 21600 21600" draw:type="rectangle" draw:enhanced-path="M 0 0 L 21600 0 21600 21600 0 21600 0 0 Z N"/>
        </draw:custom-shape>
        <draw:custom-shape draw:style-name="gr18" draw:text-style-name="P1" xml:id="id8" draw:id="id8" draw:layer="layout" svg:width="1.145cm" svg:height="0.459cm" svg:x="2.783cm" svg:y="11.325cm">
          <text:p/>
          <draw:enhanced-geometry svg:viewBox="0 0 21600 21600" draw:type="rectangle" draw:enhanced-path="M 0 0 L 21600 0 21600 21600 0 21600 0 0 Z N"/>
        </draw:custom-shape>
        <draw:custom-shape draw:style-name="gr18" draw:text-style-name="P1" xml:id="id10" draw:id="id10" draw:layer="layout" svg:width="1.145cm" svg:height="0.459cm" svg:x="2.783cm" svg:y="11.784cm">
          <text:p/>
          <draw:enhanced-geometry svg:viewBox="0 0 21600 21600" draw:type="rectangle" draw:enhanced-path="M 0 0 L 21600 0 21600 21600 0 21600 0 0 Z N"/>
        </draw:custom-shape>
        <draw:custom-shape draw:style-name="gr19" draw:text-style-name="P1" draw:layer="layout" svg:width="1.145cm" svg:height="0.46cm" svg:x="2.783cm" svg:y="12.167cm">
          <text:p/>
          <draw:enhanced-geometry svg:viewBox="0 0 21600 21600" draw:type="rectangle" draw:enhanced-path="M 0 0 L 21600 0 21600 21600 0 21600 0 0 Z N"/>
        </draw:custom-shape>
        <draw:custom-shape draw:style-name="gr20" draw:text-style-name="P1" draw:layer="layout" svg:width="1.145cm" svg:height="0.458cm" svg:x="2.783cm" svg:y="12.627cm">
          <text:p/>
          <draw:enhanced-geometry svg:viewBox="0 0 21600 21600" draw:type="rectangle" draw:enhanced-path="M 0 0 L 21600 0 21600 21600 0 21600 0 0 Z N"/>
        </draw:custom-shape>
        <draw:frame draw:style-name="gr21" draw:text-style-name="P5" draw:layer="layout" svg:width="3.308cm" svg:height="3.095cm" svg:x="0.874cm" svg:y="10.742cm">
          <draw:text-box draw:corner-radius="0.381cm">
            <text:p><text:span text:style-name="T3">alkio[0]i</text:span></text:p>
            <text:p><text:span text:style-name="T3">Alkio[1]</text:span></text:p>
            <text:p><text:span text:style-name="T3">Alkio[2]</text:span></text:p>
            <text:p><text:span text:style-name="T3">Alkio[3]</text:span></text:p>
            <text:p><text:span text:style-name="T3">Alkio[4]</text:span></text:p>
            <text:p><text:span text:style-name="T3"/></text:p>
          </draw:text-box>
        </draw:frame>
        <draw:connector draw:style-name="gr14" draw:text-style-name="P1" draw:layer="layout" svg:x1="5.454cm" svg:y1="8.892cm" svg:x2="3.355cm" svg:y2="10.866cm" draw:start-shape="id4" draw:start-glue-point="2" draw:end-shape="id5" draw:end-glue-point="0" svg:d="M5454 8892v987h-2099v987" svg:viewBox="0 0 2100 1975">
          <text:p/>
        </draw:connector>
        <draw:custom-shape draw:style-name="gr22" draw:text-style-name="P8" xml:id="id6" draw:id="id6" draw:layer="layout" svg:width="3.115cm" svg:height="2.343cm" svg:x="5.582cm" svg:y="10.496cm">
          <text:p text:style-name="P7"><text:span text:style-name="T1">1</text:span></text:p>
          <text:p text:style-name="P7"><text:span text:style-name="T1">Inception</text:span></text:p>
          <text:p text:style-name="P7"><text:span text:style-name="T1">2010</text:span></text:p>
          <text:p text:style-name="P7"><text:span text:style-name="T1">Scifi, jännittävä</text:span></text:p>
          <draw:enhanced-geometry svg:viewBox="0 0 21600 21600" draw:type="rectangle" draw:enhanced-path="M 0 0 L 21600 0 21600 21600 0 21600 0 0 Z N"/>
        </draw:custom-shape>
        <draw:custom-shape draw:style-name="gr23" draw:text-style-name="P8" xml:id="id7" draw:id="id7" draw:layer="layout" svg:width="3.115cm" svg:height="2.096cm" svg:x="5.582cm" svg:y="13.579cm">
          <text:p text:style-name="P7"><text:span text:style-name="T1">2</text:span></text:p>
          <text:p text:style-name="P7"><text:span text:style-name="T1">Interstellar</text:span></text:p>
          <text:p text:style-name="P7"><text:span text:style-name="T1">2014</text:span></text:p>
          <text:p text:style-name="P7"><text:span text:style-name="T1">scifi, avaruus</text:span></text:p>
          <draw:enhanced-geometry svg:viewBox="0 0 21600 21600" draw:type="rectangle" draw:enhanced-path="M 0 0 L 21600 0 21600 21600 0 21600 0 0 Z N"/>
        </draw:custom-shape>
        <draw:custom-shape draw:style-name="gr24" draw:text-style-name="P8" xml:id="id9" draw:id="id9" draw:layer="layout" svg:width="3.116cm" svg:height="2.219cm" svg:x="3.672cm" svg:y="15.922cm">
          <text:p text:style-name="P7"><text:span text:style-name="T1">4</text:span></text:p>
          <text:p text:style-name="P7"><text:span text:style-name="T1">Batman begins</text:span></text:p>
          <text:p text:style-name="P7"><text:span text:style-name="T1">2005</text:span></text:p>
          <text:p text:style-name="P7"><text:span text:style-name="T1">Lepakkomies</text:span></text:p>
          <draw:enhanced-geometry svg:viewBox="0 0 21600 21600" draw:type="rectangle" draw:enhanced-path="M 0 0 L 21600 0 21600 21600 0 21600 0 0 Z N"/>
        </draw:custom-shape>
        <draw:connector draw:style-name="gr25" draw:text-style-name="P1" draw:layer="layout" svg:x1="5.582cm" svg:y1="11.667cm" svg:x2="3.928cm" svg:y2="11.095cm" draw:start-shape="id6" draw:start-glue-point="3" draw:end-shape="id5" draw:end-glue-point="1" svg:d="M5582 11667h-828v-572h-826" svg:viewBox="0 0 1655 573">
          <text:p/>
        </draw:connector>
        <draw:connector draw:style-name="gr25" draw:text-style-name="P1" draw:layer="layout" svg:x1="5.582cm" svg:y1="14.627cm" svg:x2="3.928cm" svg:y2="11.554cm" draw:start-shape="id7" draw:start-glue-point="3" draw:end-shape="id8" draw:end-glue-point="1" svg:d="M5582 14627h-828v-3073h-826" svg:viewBox="0 0 1655 3074">
          <text:p/>
        </draw:connector>
        <draw:connector draw:style-name="gr25" draw:text-style-name="P1" draw:layer="layout" svg:x1="5.23cm" svg:y1="15.922cm" svg:x2="3.928cm" svg:y2="12.013cm" draw:start-shape="id9" draw:start-glue-point="0" draw:end-shape="id10" draw:end-glue-point="1" svg:d="M5230 15922v-3909h-1302" svg:viewBox="0 0 1303 3910">
          <text:p/>
        </draw:connector>
        <draw:custom-shape draw:style-name="gr26" draw:text-style-name="P8" xml:id="id32" draw:id="id32" draw:layer="layout" svg:width="2.799cm" svg:height="2.59cm" svg:x="16.649cm" svg:y="6.549cm">
          <text:p text:style-name="P7"><text:span text:style-name="T1"/></text:p>
          <text:p text:style-name="P7"><text:span text:style-name="T1">henkilot.dat</text:span></text:p>
          <text:p text:style-name="P7"><text:span text:style-name="T1">10</text:span></text:p>
          <text:p text:style-name="P7"><text:span text:style-name="T1">10</text:span></text:p>
          <draw:enhanced-geometry svg:viewBox="0 0 21600 21600" draw:type="rectangle" draw:enhanced-path="M 0 0 L 21600 0 21600 21600 0 21600 0 0 Z N"/>
        </draw:custom-shape>
        <draw:custom-shape draw:style-name="gr16" draw:text-style-name="P1" xml:id="id11" draw:id="id11" draw:layer="layout" svg:width="1.527cm" svg:height="0.74cm" svg:x="17.285cm" svg:y="8.769cm">
          <text:p/>
          <draw:enhanced-geometry svg:viewBox="0 0 21600 21600" draw:type="rectangle" draw:enhanced-path="M 0 0 L 21600 0 21600 21600 0 21600 0 0 Z N"/>
        </draw:custom-shape>
        <draw:custom-shape draw:style-name="gr27" draw:text-style-name="P1" xml:id="id12" draw:id="id12" draw:layer="layout" svg:width="1.145cm" svg:height="0.492cm" svg:x="17.732cm" svg:y="11.235cm">
          <text:p/>
          <draw:enhanced-geometry svg:viewBox="0 0 21600 21600" draw:type="rectangle" draw:enhanced-path="M 0 0 L 21600 0 21600 21600 0 21600 0 0 Z N"/>
        </draw:custom-shape>
        <draw:custom-shape draw:style-name="gr28" draw:text-style-name="P1" xml:id="id15" draw:id="id15" draw:layer="layout" svg:width="1.145cm" svg:height="0.491cm" svg:x="17.732cm" svg:y="11.727cm">
          <text:p/>
          <draw:enhanced-geometry svg:viewBox="0 0 21600 21600" draw:type="rectangle" draw:enhanced-path="M 0 0 L 21600 0 21600 21600 0 21600 0 0 Z N"/>
        </draw:custom-shape>
        <draw:custom-shape draw:style-name="gr27" draw:text-style-name="P1" xml:id="id17" draw:id="id17" draw:layer="layout" svg:width="1.145cm" svg:height="0.492cm" svg:x="17.732cm" svg:y="12.218cm">
          <text:p/>
          <draw:enhanced-geometry svg:viewBox="0 0 21600 21600" draw:type="rectangle" draw:enhanced-path="M 0 0 L 21600 0 21600 21600 0 21600 0 0 Z N"/>
        </draw:custom-shape>
        <draw:custom-shape draw:style-name="gr27" draw:text-style-name="P1" xml:id="id19" draw:id="id19" draw:layer="layout" svg:width="1.145cm" svg:height="0.492cm" svg:x="17.732cm" svg:y="12.628cm">
          <text:p/>
          <draw:enhanced-geometry svg:viewBox="0 0 21600 21600" draw:type="rectangle" draw:enhanced-path="M 0 0 L 21600 0 21600 21600 0 21600 0 0 Z N"/>
        </draw:custom-shape>
        <draw:custom-shape draw:style-name="gr29" draw:text-style-name="P1" xml:id="id21" draw:id="id21" draw:layer="layout" svg:width="1.145cm" svg:height="0.49cm" svg:x="17.732cm" svg:y="13.12cm">
          <text:p/>
          <draw:enhanced-geometry svg:viewBox="0 0 21600 21600" draw:type="rectangle" draw:enhanced-path="M 0 0 L 21600 0 21600 21600 0 21600 0 0 Z N"/>
        </draw:custom-shape>
        <draw:frame draw:style-name="gr30" draw:text-style-name="P5" draw:layer="layout" svg:width="2.29cm" svg:height="5.465cm" svg:x="15.25cm" svg:y="11.235cm">
          <draw:text-box draw:corner-radius="0.381cm">
            <text:p><text:span text:style-name="T3">alkio[0]i</text:span></text:p>
            <text:p><text:span text:style-name="T3">Alkio[1]</text:span></text:p>
            <text:p><text:span text:style-name="T3">Alkio[2]</text:span></text:p>
            <text:p><text:span text:style-name="T3">Alkio[3]</text:span></text:p>
            <text:p><text:span text:style-name="T3">Alkio[4]</text:span></text:p>
            <text:p><text:span text:style-name="T3">alkio[5]i</text:span></text:p>
            <text:p><text:span text:style-name="T3">Alkio[6]</text:span></text:p>
            <text:p><text:span text:style-name="T3">Alkio[7]</text:span></text:p>
            <text:p><text:span text:style-name="T3">Alkio[8]</text:span></text:p>
            <text:p><text:span text:style-name="T3">Alkio[9]</text:span></text:p>
            <text:p><text:span text:style-name="T3"/></text:p>
          </draw:text-box>
        </draw:frame>
        <draw:connector draw:style-name="gr14" draw:text-style-name="P1" draw:layer="layout" svg:x1="18.048cm" svg:y1="9.509cm" svg:x2="18.304cm" svg:y2="11.235cm" draw:start-shape="id11" draw:start-glue-point="2" draw:end-shape="id12" draw:end-glue-point="0" svg:d="M18048 9509v863h256v863" svg:viewBox="0 0 257 1727">
          <text:p/>
        </draw:connector>
        <draw:custom-shape draw:style-name="gr31" draw:text-style-name="P8" xml:id="id13" draw:id="id13" draw:layer="layout" svg:width="4.325cm" svg:height="0.863cm" svg:x="15.377cm" svg:y="18.635cm">
          <text:p text:style-name="P7"><text:span text:style-name="T1">3</text:span></text:p>
          <text:p text:style-name="P7"><text:span text:style-name="T1">Ellen Page</text:span></text:p>
          <draw:enhanced-geometry svg:viewBox="0 0 21600 21600" draw:type="rectangle" draw:enhanced-path="M 0 0 L 21600 0 21600 21600 0 21600 0 0 Z N"/>
        </draw:custom-shape>
        <draw:custom-shape draw:style-name="gr32" draw:text-style-name="P8" xml:id="id14" draw:id="id14" draw:layer="layout" svg:width="4.26cm" svg:height="0.845cm" svg:x="15.442cm" svg:y="17.543cm">
          <text:p text:style-name="P7"><text:span text:style-name="T1">2</text:span></text:p>
          <text:p text:style-name="P7"><text:span text:style-name="T1">Joseph Gordon-Levitt</text:span></text:p>
          <draw:enhanced-geometry svg:viewBox="0 0 21600 21600" draw:type="rectangle" draw:enhanced-path="M 0 0 L 21600 0 21600 21600 0 21600 0 0 Z N"/>
        </draw:custom-shape>
        <draw:custom-shape draw:style-name="gr33" draw:text-style-name="P8" xml:id="id16" draw:id="id16" draw:layer="layout" svg:width="4.391cm" svg:height="1.233cm" svg:x="15.439cm" svg:y="16.168cm">
          <text:p text:style-name="P7"><text:span text:style-name="T1">1</text:span></text:p>
          <text:p text:style-name="P7"><text:span text:style-name="T1">Leonardo DiCaprio <text:s/></text:span></text:p>
          <draw:enhanced-geometry svg:viewBox="0 0 21600 21600" draw:type="rectangle" draw:enhanced-path="M 0 0 L 21600 0 21600 21600 0 21600 0 0 Z N"/>
        </draw:custom-shape>
        <draw:connector draw:style-name="gr25" draw:text-style-name="P1" draw:layer="layout" svg:x1="19.702cm" svg:y1="19.066cm" svg:x2="18.877cm" svg:y2="11.481cm" draw:start-shape="id13" draw:end-shape="id12" draw:end-glue-point="1" svg:d="M19702 19066h500v-7585h-1325" svg:viewBox="0 0 1326 7586">
          <text:p/>
        </draw:connector>
        <draw:connector draw:style-name="gr25" draw:text-style-name="P1" draw:layer="layout" svg:x1="19.702cm" svg:y1="17.965cm" svg:x2="18.877cm" svg:y2="11.972cm" draw:start-shape="id14" draw:end-shape="id15" draw:end-glue-point="1" svg:d="M19702 17965h501v-5993h-1326" svg:viewBox="0 0 1327 5994">
          <text:p/>
        </draw:connector>
        <draw:connector draw:style-name="gr25" draw:text-style-name="P1" draw:layer="layout" svg:x1="19.83cm" svg:y1="16.784cm" svg:x2="18.877cm" svg:y2="12.464cm" draw:start-shape="id16" draw:start-glue-point="1" draw:end-shape="id17" draw:end-glue-point="1" svg:d="M19830 16784h500v-4320h-1453" svg:viewBox="0 0 1454 4321">
          <text:p/>
        </draw:connector>
        <draw:frame draw:style-name="gr34" draw:text-style-name="P9" draw:layer="layout" svg:width="4.044cm" svg:height="1.361cm" svg:x="0.9cm" svg:y="13.455cm">
          <draw:text-box>
            <text:p><text:span text:style-name="T4">Osoitintaulukko </text:span></text:p>
            <text:p><text:span text:style-name="T4">elokuviin</text:span></text:p>
          </draw:text-box>
        </draw:frame>
        <draw:custom-shape draw:style-name="gr27" draw:text-style-name="P1" xml:id="id23" draw:id="id23" draw:layer="layout" svg:width="1.145cm" svg:height="0.492cm" svg:x="17.794cm" svg:y="13.61cm">
          <text:p/>
          <draw:enhanced-geometry svg:viewBox="0 0 21600 21600" draw:type="rectangle" draw:enhanced-path="M 0 0 L 21600 0 21600 21600 0 21600 0 0 Z N"/>
        </draw:custom-shape>
        <draw:custom-shape draw:style-name="gr27" draw:text-style-name="P1" xml:id="id25" draw:id="id25" draw:layer="layout" svg:width="1.145cm" svg:height="0.492cm" svg:x="17.794cm" svg:y="14.102cm">
          <text:p/>
          <draw:enhanced-geometry svg:viewBox="0 0 21600 21600" draw:type="rectangle" draw:enhanced-path="M 0 0 L 21600 0 21600 21600 0 21600 0 0 Z N"/>
        </draw:custom-shape>
        <draw:custom-shape draw:style-name="gr28" draw:text-style-name="P1" xml:id="id27" draw:id="id27" draw:layer="layout" svg:width="1.145cm" svg:height="0.491cm" svg:x="17.794cm" svg:y="14.594cm">
          <text:p/>
          <draw:enhanced-geometry svg:viewBox="0 0 21600 21600" draw:type="rectangle" draw:enhanced-path="M 0 0 L 21600 0 21600 21600 0 21600 0 0 Z N"/>
        </draw:custom-shape>
        <draw:custom-shape draw:style-name="gr35" draw:text-style-name="P1" xml:id="id29" draw:id="id29" draw:layer="layout" svg:width="1.145cm" svg:height="0.493cm" svg:x="17.794cm" svg:y="15.003cm">
          <text:p/>
          <draw:enhanced-geometry svg:viewBox="0 0 21600 21600" draw:type="rectangle" draw:enhanced-path="M 0 0 L 21600 0 21600 21600 0 21600 0 0 Z N"/>
        </draw:custom-shape>
        <draw:custom-shape draw:style-name="gr29" draw:text-style-name="P1" xml:id="id31" draw:id="id31" draw:layer="layout" svg:width="1.145cm" svg:height="0.49cm" svg:x="17.794cm" svg:y="15.496cm">
          <text:p/>
          <draw:enhanced-geometry svg:viewBox="0 0 21600 21600" draw:type="rectangle" draw:enhanced-path="M 0 0 L 21600 0 21600 21600 0 21600 0 0 Z N"/>
        </draw:custom-shape>
        <draw:custom-shape draw:style-name="gr31" draw:text-style-name="P8" xml:id="id22" draw:id="id22" draw:layer="layout" svg:width="4.325cm" svg:height="0.863cm" svg:x="15.377cm" svg:y="21.718cm">
          <text:p text:style-name="P7"><text:span text:style-name="T1">6</text:span></text:p>
          <text:p text:style-name="P7"><text:span text:style-name="T1">Christian Bale</text:span></text:p>
          <draw:enhanced-geometry svg:viewBox="0 0 21600 21600" draw:type="rectangle" draw:enhanced-path="M 0 0 L 21600 0 21600 21600 0 21600 0 0 Z N"/>
        </draw:custom-shape>
        <draw:custom-shape draw:style-name="gr31" draw:text-style-name="P8" xml:id="id20" draw:id="id20" draw:layer="layout" svg:width="4.325cm" svg:height="0.863cm" svg:x="15.377cm" svg:y="20.731cm">
          <text:p text:style-name="P7"><text:span text:style-name="T1">5</text:span></text:p>
          <text:p text:style-name="P7"><text:span text:style-name="T1">Anne Hathaway </text:span></text:p>
          <draw:enhanced-geometry svg:viewBox="0 0 21600 21600" draw:type="rectangle" draw:enhanced-path="M 0 0 L 21600 0 21600 21600 0 21600 0 0 Z N"/>
        </draw:custom-shape>
        <draw:custom-shape draw:style-name="gr36" draw:text-style-name="P8" xml:id="id18" draw:id="id18" draw:layer="layout" svg:width="4.326cm" svg:height="0.864cm" svg:x="15.504cm" svg:y="19.744cm">
          <text:p text:style-name="P7"><text:span text:style-name="T1">4</text:span></text:p>
          <text:p text:style-name="P7"><text:span text:style-name="T1">Matthew McConaughey</text:span></text:p>
          <draw:enhanced-geometry svg:viewBox="0 0 21600 21600" draw:type="rectangle" draw:enhanced-path="M 0 0 L 21600 0 21600 21600 0 21600 0 0 Z N"/>
        </draw:custom-shape>
        <draw:custom-shape draw:style-name="gr31" draw:text-style-name="P8" xml:id="id30" draw:id="id30" draw:layer="layout" svg:width="4.325cm" svg:height="0.863cm" svg:x="15.25cm" svg:y="25.664cm">
          <text:p text:style-name="P7"><text:span text:style-name="T1">10</text:span></text:p>
          <text:p text:style-name="P7"><text:span text:style-name="T1">David S. Goyer</text:span></text:p>
          <draw:enhanced-geometry svg:viewBox="0 0 21600 21600" draw:type="rectangle" draw:enhanced-path="M 0 0 L 21600 0 21600 21600 0 21600 0 0 Z N"/>
        </draw:custom-shape>
        <draw:custom-shape draw:style-name="gr31" draw:text-style-name="P8" xml:id="id28" draw:id="id28" draw:layer="layout" svg:width="4.325cm" svg:height="0.863cm" svg:x="15.25cm" svg:y="24.677cm">
          <text:p text:style-name="P7"><text:span text:style-name="T1">9</text:span></text:p>
          <text:p text:style-name="P7"><text:span text:style-name="T1">Bob Kane</text:span></text:p>
          <draw:enhanced-geometry svg:viewBox="0 0 21600 21600" draw:type="rectangle" draw:enhanced-path="M 0 0 L 21600 0 21600 21600 0 21600 0 0 Z N"/>
        </draw:custom-shape>
        <draw:custom-shape draw:style-name="gr31" draw:text-style-name="P8" xml:id="id26" draw:id="id26" draw:layer="layout" svg:width="4.325cm" svg:height="0.863cm" svg:x="15.377cm" svg:y="23.691cm">
          <text:p text:style-name="P7"><text:span text:style-name="T1">8</text:span></text:p>
          <text:p text:style-name="P7"><text:span text:style-name="T1">Jonathan Nolan</text:span></text:p>
          <draw:enhanced-geometry svg:viewBox="0 0 21600 21600" draw:type="rectangle" draw:enhanced-path="M 0 0 L 21600 0 21600 21600 0 21600 0 0 Z N"/>
        </draw:custom-shape>
        <draw:custom-shape draw:style-name="gr31" draw:text-style-name="P8" xml:id="id24" draw:id="id24" draw:layer="layout" svg:width="4.325cm" svg:height="0.863cm" svg:x="15.377cm" svg:y="22.704cm">
          <text:p text:style-name="P7"><text:span text:style-name="T1">7</text:span></text:p>
          <text:p text:style-name="P7"><text:span text:style-name="T1">Christopher Nolan</text:span></text:p>
          <draw:enhanced-geometry svg:viewBox="0 0 21600 21600" draw:type="rectangle" draw:enhanced-path="M 0 0 L 21600 0 21600 21600 0 21600 0 0 Z N"/>
        </draw:custom-shape>
        <draw:connector draw:style-name="gr25" draw:text-style-name="P1" draw:layer="layout" svg:x1="19.83cm" svg:y1="20.176cm" svg:x2="18.877cm" svg:y2="12.874cm" draw:start-shape="id18" draw:start-glue-point="1" draw:end-shape="id19" draw:end-glue-point="1" svg:d="M19830 20176h575v-7302h-1528" svg:viewBox="0 0 1529 7303">
          <text:p/>
        </draw:connector>
        <draw:connector draw:style-name="gr25" draw:text-style-name="P1" draw:layer="layout" svg:x1="19.702cm" svg:y1="21.162cm" svg:x2="18.877cm" svg:y2="13.365cm" draw:start-shape="id20" draw:start-glue-point="1" draw:end-shape="id21" draw:end-glue-point="1" svg:d="M19702 21162h500v-7797h-1325" svg:viewBox="0 0 1326 7798">
          <text:p/>
        </draw:connector>
        <draw:connector draw:style-name="gr25" draw:text-style-name="P1" draw:layer="layout" svg:x1="19.702cm" svg:y1="22.149cm" svg:x2="18.939cm" svg:y2="13.856cm" draw:start-shape="id22" draw:start-glue-point="1" draw:end-shape="id23" draw:end-glue-point="1" svg:d="M19702 22149h500v-8293h-1263" svg:viewBox="0 0 1264 8294">
          <text:p/>
        </draw:connector>
        <draw:connector draw:style-name="gr25" draw:text-style-name="P1" draw:layer="layout" svg:x1="19.702cm" svg:y1="23.135cm" svg:x2="18.939cm" svg:y2="14.348cm" draw:start-shape="id24" draw:start-glue-point="1" draw:end-shape="id25" draw:end-glue-point="1" svg:d="M19702 23135h500v-8787h-1263" svg:viewBox="0 0 1264 8788">
          <text:p/>
        </draw:connector>
        <draw:connector draw:style-name="gr25" draw:text-style-name="P1" draw:layer="layout" svg:x1="19.702cm" svg:y1="24.122cm" svg:x2="18.939cm" svg:y2="14.839cm" draw:start-shape="id26" draw:start-glue-point="1" draw:end-shape="id27" draw:end-glue-point="1" svg:d="M19702 24122h500v-9283h-1263" svg:viewBox="0 0 1264 9284">
          <text:p/>
        </draw:connector>
        <draw:connector draw:style-name="gr25" draw:text-style-name="P1" draw:layer="layout" svg:x1="19.575cm" svg:y1="25.108cm" svg:x2="18.939cm" svg:y2="15.249cm" draw:start-shape="id28" draw:start-glue-point="1" draw:end-shape="id29" draw:end-glue-point="1" svg:d="M19575 25108h500v-9859h-1136" svg:viewBox="0 0 1137 9860">
          <text:p/>
        </draw:connector>
        <draw:connector draw:style-name="gr25" draw:text-style-name="P1" draw:layer="layout" svg:x1="19.575cm" svg:y1="26.095cm" svg:x2="18.939cm" svg:y2="15.741cm" draw:start-shape="id30" draw:start-glue-point="1" draw:end-shape="id31" draw:end-glue-point="1" svg:d="M19575 26095h500v-10354h-1136" svg:viewBox="0 0 1137 10355">
          <text:p/>
        </draw:connector>
        <draw:connector draw:style-name="gr25" draw:text-style-name="P1" draw:layer="layout" svg:x1="18.048cm" svg:y1="6.549cm" svg:x2="9.366cm" svg:y2="3.22cm" draw:start-shape="id32" draw:start-glue-point="0" draw:end-shape="id33" draw:end-glue-point="2" svg:d="M18048 6549v-1665h-8682v-1664" svg:viewBox="0 0 8683 3330">
          <text:p/>
        </draw:connector>
        <draw:frame draw:style-name="gr37" draw:text-style-name="P10" draw:layer="layout" svg:width="4.044cm" svg:height="1.361cm" svg:x="14.259cm" svg:y="4.946cm">
          <draw:text-box>
            <text:p><text:span text:style-name="T4">Osoitintaulukko </text:span></text:p>
            <text:p><text:span text:style-name="T4">Henkiloihin</text:span></text:p>
          </draw:text-box>
        </draw:frame>
        <draw:custom-shape draw:style-name="gr26" draw:text-style-name="P8" xml:id="id66" draw:id="id66" draw:layer="layout" svg:width="2.799cm" svg:height="2.59cm" svg:x="10.706cm" svg:y="5.787cm">
          <text:p text:style-name="P7"><text:span text:style-name="T1"/></text:p>
          <text:p text:style-name="P7"><text:span text:style-name="T1">relaatitot.dat</text:span></text:p>
          <text:p text:style-name="P7"><text:span text:style-name="T1">15</text:span></text:p>
          <text:p text:style-name="P7"><text:span text:style-name="T1">15</text:span></text:p>
          <draw:enhanced-geometry svg:viewBox="0 0 21600 21600" draw:type="rectangle" draw:enhanced-path="M 0 0 L 21600 0 21600 21600 0 21600 0 0 Z N"/>
        </draw:custom-shape>
        <draw:custom-shape draw:style-name="gr16" draw:text-style-name="P1" xml:id="id34" draw:id="id34" draw:layer="layout" svg:width="1.527cm" svg:height="0.74cm" svg:x="11.342cm" svg:y="8.007cm">
          <text:p/>
          <draw:enhanced-geometry svg:viewBox="0 0 21600 21600" draw:type="rectangle" draw:enhanced-path="M 0 0 L 21600 0 21600 21600 0 21600 0 0 Z N"/>
        </draw:custom-shape>
        <draw:custom-shape draw:style-name="gr27" draw:text-style-name="P1" xml:id="id35" draw:id="id35" draw:layer="layout" svg:width="1.145cm" svg:height="0.492cm" svg:x="11.789cm" svg:y="10.473cm">
          <text:p/>
          <draw:enhanced-geometry svg:viewBox="0 0 21600 21600" draw:type="rectangle" draw:enhanced-path="M 0 0 L 21600 0 21600 21600 0 21600 0 0 Z N"/>
        </draw:custom-shape>
        <draw:custom-shape draw:style-name="gr28" draw:text-style-name="P1" xml:id="id38" draw:id="id38" draw:layer="layout" svg:width="1.145cm" svg:height="0.491cm" svg:x="11.789cm" svg:y="10.965cm">
          <text:p/>
          <draw:enhanced-geometry svg:viewBox="0 0 21600 21600" draw:type="rectangle" draw:enhanced-path="M 0 0 L 21600 0 21600 21600 0 21600 0 0 Z N"/>
        </draw:custom-shape>
        <draw:custom-shape draw:style-name="gr27" draw:text-style-name="P1" xml:id="id40" draw:id="id40" draw:layer="layout" svg:width="1.145cm" svg:height="0.492cm" svg:x="11.789cm" svg:y="11.456cm">
          <text:p/>
          <draw:enhanced-geometry svg:viewBox="0 0 21600 21600" draw:type="rectangle" draw:enhanced-path="M 0 0 L 21600 0 21600 21600 0 21600 0 0 Z N"/>
        </draw:custom-shape>
        <draw:custom-shape draw:style-name="gr27" draw:text-style-name="P1" xml:id="id42" draw:id="id42" draw:layer="layout" svg:width="1.145cm" svg:height="0.492cm" svg:x="11.789cm" svg:y="11.866cm">
          <text:p/>
          <draw:enhanced-geometry svg:viewBox="0 0 21600 21600" draw:type="rectangle" draw:enhanced-path="M 0 0 L 21600 0 21600 21600 0 21600 0 0 Z N"/>
        </draw:custom-shape>
        <draw:custom-shape draw:style-name="gr29" draw:text-style-name="P1" xml:id="id44" draw:id="id44" draw:layer="layout" svg:width="1.145cm" svg:height="0.49cm" svg:x="11.789cm" svg:y="12.358cm">
          <text:p/>
          <draw:enhanced-geometry svg:viewBox="0 0 21600 21600" draw:type="rectangle" draw:enhanced-path="M 0 0 L 21600 0 21600 21600 0 21600 0 0 Z N"/>
        </draw:custom-shape>
        <draw:frame draw:style-name="gr38" draw:text-style-name="P5" draw:layer="layout" svg:width="2.29cm" svg:height="7.361cm" svg:x="9.307cm" svg:y="10.473cm">
          <draw:text-box draw:corner-radius="0.381cm">
            <text:p><text:span text:style-name="T3">alkio[0]i</text:span></text:p>
            <text:p><text:span text:style-name="T3">Alkio[1]</text:span></text:p>
            <text:p><text:span text:style-name="T3">Alkio[2]</text:span></text:p>
            <text:p><text:span text:style-name="T3">Alkio[3]</text:span></text:p>
            <text:p><text:span text:style-name="T3">Alkio[4]</text:span></text:p>
            <text:p><text:span text:style-name="T3">alkio[5]i</text:span></text:p>
            <text:p><text:span text:style-name="T3">Alkio[6]</text:span></text:p>
            <text:p><text:span text:style-name="T3">Alkio[7]</text:span></text:p>
            <text:p><text:span text:style-name="T3">Alkio[8]</text:span></text:p>
            <text:p><text:span text:style-name="T3">Alkio[9]</text:span></text:p>
            <text:p><text:span text:style-name="T3">alkio[10]i</text:span></text:p>
            <text:p><text:span text:style-name="T3">Alkio[11]</text:span></text:p>
            <text:p><text:span text:style-name="T3">Alkio[12]</text:span></text:p>
            <text:p><text:span text:style-name="T3">Alkio[13]</text:span></text:p>
            <text:p><text:span text:style-name="T3">Alkio[14]</text:span></text:p>
          </draw:text-box>
        </draw:frame>
        <draw:connector draw:style-name="gr14" draw:text-style-name="P1" draw:layer="layout" svg:x1="12.105cm" svg:y1="8.747cm" svg:x2="12.361cm" svg:y2="10.473cm" draw:start-shape="id34" draw:start-glue-point="2" draw:end-shape="id35" draw:end-glue-point="0" svg:d="M12105 8747v863h256v863" svg:viewBox="0 0 257 1727">
          <text:p/>
        </draw:connector>
        <draw:custom-shape draw:style-name="gr39" draw:text-style-name="P8" xml:id="id36" draw:id="id36" draw:layer="layout" svg:width="1.113cm" svg:height="1.066cm" svg:x="12.206cm" svg:y="20.635cm">
          <text:p text:style-name="P7"><text:span text:style-name="T1">4</text:span></text:p>
          <text:p text:style-name="P7"><text:span text:style-name="T1">6</text:span></text:p>
          <text:p text:style-name="P7"><text:span text:style-name="T1">1</text:span></text:p>
          <draw:enhanced-geometry svg:viewBox="0 0 21600 21600" draw:type="rectangle" draw:enhanced-path="M 0 0 L 21600 0 21600 21600 0 21600 0 0 Z N"/>
        </draw:custom-shape>
        <draw:custom-shape draw:style-name="gr40" draw:text-style-name="P8" xml:id="id37" draw:id="id37" draw:layer="layout" svg:width="1.098cm" svg:height="1.143cm" svg:x="10.779cm" svg:y="18.272cm">
          <text:p text:style-name="P7"><text:span text:style-name="T1">1</text:span></text:p>
          <text:p text:style-name="P7"><text:span text:style-name="T1">2</text:span></text:p>
          <text:p text:style-name="P7"><text:span text:style-name="T1">1</text:span></text:p>
          <draw:enhanced-geometry svg:viewBox="0 0 21600 21600" draw:mirror-horizontal="false" draw:mirror-vertical="false" draw:type="rectangle" draw:enhanced-path="M 0 0 L 21600 0 21600 21600 0 21600 0 0 Z N"/>
        </draw:custom-shape>
        <draw:custom-shape draw:style-name="gr41" draw:text-style-name="P8" xml:id="id39" draw:id="id39" draw:layer="layout" svg:width="1.046cm" svg:height="1.43cm" svg:x="9.509cm" svg:y="17.985cm">
          <text:p text:style-name="P7"><text:span text:style-name="T1">1</text:span></text:p>
          <text:p text:style-name="P7"><text:span text:style-name="T1">1</text:span></text:p>
          <text:p text:style-name="P7"><text:span text:style-name="T1">1</text:span></text:p>
          <draw:enhanced-geometry svg:viewBox="0 0 21600 21600" draw:type="rectangle" draw:enhanced-path="M 0 0 L 21600 0 21600 21600 0 21600 0 0 Z N"/>
        </draw:custom-shape>
        <draw:connector draw:style-name="gr25" draw:text-style-name="P1" draw:layer="layout" svg:x1="13.319cm" svg:y1="21.168cm" svg:x2="12.934cm" svg:y2="10.719cm" draw:start-shape="id36" draw:end-shape="id35" draw:end-glue-point="1" svg:d="M13319 21168h500v-10449h-885" svg:viewBox="0 0 886 10450">
          <text:p/>
        </draw:connector>
        <draw:connector draw:style-name="gr25" draw:text-style-name="P1" draw:layer="layout" svg:x1="11.877cm" svg:y1="18.843cm" svg:x2="12.934cm" svg:y2="11.21cm" draw:start-shape="id37" draw:end-shape="id38" draw:end-glue-point="1" svg:d="M11877 18843h1557v-7633h-500" svg:viewBox="0 0 1558 7634">
          <text:p/>
        </draw:connector>
        <draw:connector draw:style-name="gr25" draw:text-style-name="P1" draw:layer="layout" svg:x1="10.555cm" svg:y1="18.7cm" svg:x2="12.934cm" svg:y2="11.702cm" draw:start-shape="id39" draw:start-glue-point="1" draw:end-shape="id40" draw:end-glue-point="1" svg:d="M10555 18700h2879v-6998h-500" svg:viewBox="0 0 2880 6999">
          <text:p/>
        </draw:connector>
        <draw:custom-shape draw:style-name="gr27" draw:text-style-name="P1" xml:id="id46" draw:id="id46" draw:layer="layout" svg:width="1.145cm" svg:height="0.492cm" svg:x="11.851cm" svg:y="12.848cm">
          <text:p/>
          <draw:enhanced-geometry svg:viewBox="0 0 21600 21600" draw:type="rectangle" draw:enhanced-path="M 0 0 L 21600 0 21600 21600 0 21600 0 0 Z N"/>
        </draw:custom-shape>
        <draw:custom-shape draw:style-name="gr27" draw:text-style-name="P1" xml:id="id48" draw:id="id48" draw:layer="layout" svg:width="1.145cm" svg:height="0.492cm" svg:x="11.851cm" svg:y="13.34cm">
          <text:p/>
          <draw:enhanced-geometry svg:viewBox="0 0 21600 21600" draw:type="rectangle" draw:enhanced-path="M 0 0 L 21600 0 21600 21600 0 21600 0 0 Z N"/>
        </draw:custom-shape>
        <draw:custom-shape draw:style-name="gr28" draw:text-style-name="P1" xml:id="id50" draw:id="id50" draw:layer="layout" svg:width="1.145cm" svg:height="0.491cm" svg:x="11.851cm" svg:y="13.832cm">
          <text:p/>
          <draw:enhanced-geometry svg:viewBox="0 0 21600 21600" draw:type="rectangle" draw:enhanced-path="M 0 0 L 21600 0 21600 21600 0 21600 0 0 Z N"/>
        </draw:custom-shape>
        <draw:custom-shape draw:style-name="gr35" draw:text-style-name="P1" xml:id="id52" draw:id="id52" draw:layer="layout" svg:width="1.145cm" svg:height="0.493cm" svg:x="11.851cm" svg:y="14.241cm">
          <text:p/>
          <draw:enhanced-geometry svg:viewBox="0 0 21600 21600" draw:type="rectangle" draw:enhanced-path="M 0 0 L 21600 0 21600 21600 0 21600 0 0 Z N"/>
        </draw:custom-shape>
        <draw:custom-shape draw:style-name="gr29" draw:text-style-name="P1" xml:id="id54" draw:id="id54" draw:layer="layout" svg:width="1.145cm" svg:height="0.49cm" svg:x="11.851cm" svg:y="14.734cm">
          <text:p/>
          <draw:enhanced-geometry svg:viewBox="0 0 21600 21600" draw:type="rectangle" draw:enhanced-path="M 0 0 L 21600 0 21600 21600 0 21600 0 0 Z N"/>
        </draw:custom-shape>
        <draw:custom-shape draw:style-name="gr42" draw:text-style-name="P8" xml:id="id45" draw:id="id45" draw:layer="layout" svg:width="1.113cm" svg:height="1.239cm" svg:x="10.809cm" svg:y="20.177cm">
          <text:p text:style-name="P7"><text:span text:style-name="T1">2</text:span></text:p>
          <text:p text:style-name="P7"><text:span text:style-name="T1">5</text:span></text:p>
          <text:p text:style-name="P7"><text:span text:style-name="T1">1</text:span></text:p>
          <draw:enhanced-geometry svg:viewBox="0 0 21600 21600" draw:mirror-horizontal="false" draw:mirror-vertical="false" draw:type="rectangle" draw:enhanced-path="M 0 0 L 21600 0 21600 21600 0 21600 0 0 Z N"/>
        </draw:custom-shape>
        <draw:custom-shape draw:style-name="gr43" draw:text-style-name="P8" xml:id="id43" draw:id="id43" draw:layer="layout" svg:width="1.115cm" svg:height="1.335cm" svg:x="9.41cm" svg:y="19.604cm">
          <text:p text:style-name="P7"><text:span text:style-name="T1">2</text:span></text:p>
          <text:p text:style-name="P7"><text:span text:style-name="T1">4</text:span></text:p>
          <text:p text:style-name="P7"><text:span text:style-name="T1">1</text:span></text:p>
          <draw:enhanced-geometry svg:viewBox="0 0 21600 21600" draw:mirror-horizontal="false" draw:mirror-vertical="false" draw:type="rectangle" draw:enhanced-path="M 0 0 L 21600 0 21600 21600 0 21600 0 0 Z N"/>
        </draw:custom-shape>
        <draw:custom-shape draw:style-name="gr44" draw:text-style-name="P8" xml:id="id41" draw:id="id41" draw:layer="layout" svg:width="1.112cm" svg:height="1.239cm" svg:x="12.176cm" svg:y="18.653cm">
          <text:p text:style-name="P7"><text:span text:style-name="T1">1</text:span></text:p>
          <text:p text:style-name="P7"><text:span text:style-name="T1">3</text:span></text:p>
          <text:p text:style-name="P7"><text:span text:style-name="T1">1</text:span></text:p>
          <draw:enhanced-geometry svg:viewBox="0 0 21600 21600" draw:type="rectangle" draw:enhanced-path="M 0 0 L 21600 0 21600 21600 0 21600 0 0 Z N"/>
        </draw:custom-shape>
        <draw:custom-shape draw:style-name="gr45" draw:text-style-name="P8" xml:id="id53" draw:id="id53" draw:layer="layout" svg:width="1.316cm" svg:height="1.141cm" svg:x="9.255cm" svg:y="23.098cm">
          <text:p text:style-name="P7"><text:span text:style-name="T1">1</text:span></text:p>
          <text:p text:style-name="P7"><text:span text:style-name="T1">7</text:span></text:p>
          <text:p text:style-name="P7"><text:span text:style-name="T1">3</text:span></text:p>
          <draw:enhanced-geometry svg:viewBox="0 0 21600 21600" draw:type="rectangle" draw:enhanced-path="M 0 0 L 21600 0 21600 21600 0 21600 0 0 Z N"/>
        </draw:custom-shape>
        <draw:custom-shape draw:style-name="gr44" draw:text-style-name="P8" xml:id="id51" draw:id="id51" draw:layer="layout" svg:width="1.112cm" svg:height="1.239cm" svg:x="12.207cm" svg:y="22.24cm">
          <text:p text:style-name="P7"><text:span text:style-name="T1">4</text:span></text:p>
          <text:p text:style-name="P7"><text:span text:style-name="T1">7</text:span></text:p>
          <text:p text:style-name="P7"><text:span text:style-name="T1">2</text:span></text:p>
          <draw:enhanced-geometry svg:viewBox="0 0 21600 21600" draw:type="rectangle" draw:enhanced-path="M 0 0 L 21600 0 21600 21600 0 21600 0 0 Z N"/>
        </draw:custom-shape>
        <draw:custom-shape draw:style-name="gr46" draw:text-style-name="P8" xml:id="id49" draw:id="id49" draw:layer="layout" svg:width="1.203cm" svg:height="1.093cm" svg:x="10.846cm" svg:y="21.955cm">
          <text:p text:style-name="P7"><text:span text:style-name="T1">2</text:span></text:p>
          <text:p text:style-name="P7"><text:span text:style-name="T1">7</text:span></text:p>
          <text:p text:style-name="P7"><text:span text:style-name="T1">2</text:span></text:p>
          <draw:enhanced-geometry svg:viewBox="0 0 21600 21600" draw:type="rectangle" draw:enhanced-path="M 0 0 L 21600 0 21600 21600 0 21600 0 0 Z N"/>
        </draw:custom-shape>
        <draw:custom-shape draw:style-name="gr47" draw:text-style-name="P8" xml:id="id47" draw:id="id47" draw:layer="layout" svg:width="1.065cm" svg:height="1.164cm" svg:x="9.509cm" svg:y="21.426cm">
          <text:p text:style-name="P7"><text:span text:style-name="T1">1</text:span></text:p>
          <text:p text:style-name="P7"><text:span text:style-name="T1">7</text:span></text:p>
          <text:p text:style-name="P7"><text:span text:style-name="T1">2</text:span></text:p>
          <draw:enhanced-geometry svg:viewBox="0 0 21600 21600" draw:mirror-horizontal="false" draw:mirror-vertical="false" draw:type="rectangle" draw:enhanced-path="M 0 0 L 21600 0 21600 21600 0 21600 0 0 Z N"/>
        </draw:custom-shape>
        <draw:connector draw:style-name="gr25" draw:text-style-name="P1" draw:layer="layout" svg:x1="13.288cm" svg:y1="19.272cm" svg:x2="12.934cm" svg:y2="12.112cm" draw:start-shape="id41" draw:start-glue-point="1" draw:end-shape="id42" draw:end-glue-point="1" svg:d="M13288 19272h501v-7160h-855" svg:viewBox="0 0 856 7161">
          <text:p/>
        </draw:connector>
        <draw:connector draw:style-name="gr25" draw:text-style-name="P1" draw:layer="layout" svg:x1="10.525cm" svg:y1="20.271cm" svg:x2="12.934cm" svg:y2="12.603cm" draw:start-shape="id43" draw:start-glue-point="1" draw:end-shape="id44" draw:end-glue-point="1" svg:d="M10525 20271h2909v-7668h-500" svg:viewBox="0 0 2910 7669">
          <text:p/>
        </draw:connector>
        <draw:connector draw:style-name="gr25" draw:text-style-name="P1" draw:layer="layout" svg:x1="11.922cm" svg:y1="20.796cm" svg:x2="12.996cm" svg:y2="13.094cm" draw:start-shape="id45" draw:start-glue-point="1" draw:end-shape="id46" draw:end-glue-point="1" svg:d="M11922 20796h1574v-7702h-500" svg:viewBox="0 0 1575 7703">
          <text:p/>
        </draw:connector>
        <draw:connector draw:style-name="gr25" draw:text-style-name="P1" draw:layer="layout" svg:x1="10.574cm" svg:y1="22.008cm" svg:x2="12.996cm" svg:y2="13.586cm" draw:start-shape="id47" draw:start-glue-point="1" draw:end-shape="id48" draw:end-glue-point="1" svg:d="M10574 22008h2922v-8422h-500" svg:viewBox="0 0 2923 8423">
          <text:p/>
        </draw:connector>
        <draw:connector draw:style-name="gr25" draw:text-style-name="P1" draw:layer="layout" svg:x1="12.049cm" svg:y1="22.501cm" svg:x2="12.996cm" svg:y2="14.077cm" draw:start-shape="id49" draw:start-glue-point="1" draw:end-shape="id50" draw:end-glue-point="1" svg:d="M12049 22501h1447v-8424h-500" svg:viewBox="0 0 1448 8425">
          <text:p/>
        </draw:connector>
        <draw:connector draw:style-name="gr25" draw:text-style-name="P1" draw:layer="layout" svg:x1="13.319cm" svg:y1="22.859cm" svg:x2="12.996cm" svg:y2="14.487cm" draw:start-shape="id51" draw:start-glue-point="1" draw:end-shape="id52" draw:end-glue-point="1" svg:d="M13319 22859h501v-8372h-824" svg:viewBox="0 0 825 8373">
          <text:p/>
        </draw:connector>
        <draw:connector draw:style-name="gr25" draw:text-style-name="P1" draw:layer="layout" svg:x1="10.571cm" svg:y1="23.668cm" svg:x2="12.996cm" svg:y2="14.979cm" draw:start-shape="id53" draw:start-glue-point="1" draw:end-shape="id54" draw:end-glue-point="1" svg:d="M10571 23668h2925v-8689h-500" svg:viewBox="0 0 2926 8690">
          <text:p/>
        </draw:connector>
        <draw:custom-shape draw:style-name="gr27" draw:text-style-name="P1" xml:id="id56" draw:id="id56" draw:layer="layout" svg:width="1.145cm" svg:height="0.492cm" svg:x="11.795cm" svg:y="15.134cm">
          <text:p/>
          <draw:enhanced-geometry svg:viewBox="0 0 21600 21600" draw:type="rectangle" draw:enhanced-path="M 0 0 L 21600 0 21600 21600 0 21600 0 0 Z N"/>
        </draw:custom-shape>
        <draw:custom-shape draw:style-name="gr27" draw:text-style-name="P1" xml:id="id58" draw:id="id58" draw:layer="layout" svg:width="1.145cm" svg:height="0.492cm" svg:x="11.795cm" svg:y="15.626cm">
          <text:p/>
          <draw:enhanced-geometry svg:viewBox="0 0 21600 21600" draw:type="rectangle" draw:enhanced-path="M 0 0 L 21600 0 21600 21600 0 21600 0 0 Z N"/>
        </draw:custom-shape>
        <draw:custom-shape draw:style-name="gr28" draw:text-style-name="P1" xml:id="id60" draw:id="id60" draw:layer="layout" svg:width="1.145cm" svg:height="0.491cm" svg:x="11.795cm" svg:y="16.118cm">
          <text:p/>
          <draw:enhanced-geometry svg:viewBox="0 0 21600 21600" draw:type="rectangle" draw:enhanced-path="M 0 0 L 21600 0 21600 21600 0 21600 0 0 Z N"/>
        </draw:custom-shape>
        <draw:custom-shape draw:style-name="gr35" draw:text-style-name="P1" xml:id="id62" draw:id="id62" draw:layer="layout" svg:width="1.145cm" svg:height="0.493cm" svg:x="11.795cm" svg:y="16.527cm">
          <text:p/>
          <draw:enhanced-geometry svg:viewBox="0 0 21600 21600" draw:type="rectangle" draw:enhanced-path="M 0 0 L 21600 0 21600 21600 0 21600 0 0 Z N"/>
        </draw:custom-shape>
        <draw:custom-shape draw:style-name="gr29" draw:text-style-name="P1" xml:id="id63" draw:id="id63" draw:layer="layout" svg:width="1.145cm" svg:height="0.49cm" svg:x="11.795cm" svg:y="17.02cm">
          <text:p/>
          <draw:enhanced-geometry svg:viewBox="0 0 21600 21600" draw:type="rectangle" draw:enhanced-path="M 0 0 L 21600 0 21600 21600 0 21600 0 0 Z N"/>
        </draw:custom-shape>
        <draw:custom-shape draw:style-name="gr44" draw:text-style-name="P8" xml:id="id64" draw:id="id64" draw:layer="layout" svg:width="1.112cm" svg:height="1.239cm" svg:x="12.334cm" svg:y="25.765cm">
          <text:p text:style-name="P7"><text:span text:style-name="T1">4</text:span></text:p>
          <text:p text:style-name="P7"><text:span text:style-name="T1">10</text:span></text:p>
          <text:p text:style-name="P7"><text:span text:style-name="T1">3</text:span></text:p>
          <draw:enhanced-geometry svg:viewBox="0 0 21600 21600" draw:mirror-horizontal="false" draw:mirror-vertical="false" draw:type="rectangle" draw:enhanced-path="M 0 0 L 21600 0 21600 21600 0 21600 0 0 Z N"/>
        </draw:custom-shape>
        <draw:custom-shape draw:style-name="gr44" draw:text-style-name="P8" xml:id="id57" draw:id="id57" draw:layer="layout" svg:width="1.112cm" svg:height="1.239cm" svg:x="12.303cm" svg:y="24.272cm">
          <text:p text:style-name="P7"><text:span text:style-name="T1">2</text:span></text:p>
          <text:p text:style-name="P7"><text:span text:style-name="T1">7</text:span></text:p>
          <text:p text:style-name="P7"><text:span text:style-name="T1">2</text:span></text:p>
          <draw:enhanced-geometry svg:viewBox="0 0 21600 21600" draw:type="rectangle" draw:enhanced-path="M 0 0 L 21600 0 21600 21600 0 21600 0 0 Z N"/>
        </draw:custom-shape>
        <draw:custom-shape draw:style-name="gr44" draw:text-style-name="P8" xml:id="id61" draw:id="id61" draw:layer="layout" svg:width="1.112cm" svg:height="1.239cm" svg:x="10.906cm" svg:y="25.288cm">
          <text:p text:style-name="P7"><text:span text:style-name="T1">4</text:span></text:p>
          <text:p text:style-name="P7"><text:span text:style-name="T1">9</text:span></text:p>
          <text:p text:style-name="P7"><text:span text:style-name="T1">3</text:span></text:p>
          <draw:enhanced-geometry svg:viewBox="0 0 21600 21600" draw:type="rectangle" draw:enhanced-path="M 0 0 L 21600 0 21600 21600 0 21600 0 0 Z N"/>
        </draw:custom-shape>
        <draw:custom-shape draw:style-name="gr48" draw:text-style-name="P8" xml:id="id55" draw:id="id55" draw:layer="layout" svg:width="1.143cm" svg:height="1.239cm" svg:x="11.033cm" svg:y="23.637cm">
          <text:p text:style-name="P7"><text:span text:style-name="T1">2</text:span></text:p>
          <text:p text:style-name="P7"><text:span text:style-name="T1">7</text:span></text:p>
          <text:p text:style-name="P7"><text:span text:style-name="T1">3</text:span></text:p>
          <draw:enhanced-geometry svg:viewBox="0 0 21600 21600" draw:type="rectangle" draw:enhanced-path="M 0 0 L 21600 0 21600 21600 0 21600 0 0 Z N"/>
        </draw:custom-shape>
        <draw:custom-shape draw:style-name="gr44" draw:text-style-name="P8" xml:id="id59" draw:id="id59" draw:layer="layout" svg:width="1.112cm" svg:height="1.239cm" svg:x="9.286cm" svg:y="24.653cm">
          <text:p text:style-name="P7"><text:span text:style-name="T1">2</text:span></text:p>
          <text:p text:style-name="P7"><text:span text:style-name="T1">8</text:span></text:p>
          <text:p text:style-name="P7"><text:span text:style-name="T1">3</text:span></text:p>
          <draw:enhanced-geometry svg:viewBox="0 0 21600 21600" draw:type="rectangle" draw:enhanced-path="M 0 0 L 21600 0 21600 21600 0 21600 0 0 Z N"/>
        </draw:custom-shape>
        <draw:connector draw:style-name="gr25" draw:text-style-name="P1" draw:layer="layout" svg:x1="12.176cm" svg:y1="24.256cm" svg:x2="12.94cm" svg:y2="15.38cm" draw:start-shape="id55" draw:start-glue-point="1" draw:end-shape="id56" draw:end-glue-point="1" svg:d="M12176 24256h1264v-8876h-500" svg:viewBox="0 0 1265 8877">
          <text:p/>
        </draw:connector>
        <draw:connector draw:style-name="gr25" draw:text-style-name="P1" draw:layer="layout" svg:x1="13.415cm" svg:y1="24.891cm" svg:x2="12.94cm" svg:y2="15.872cm" draw:start-shape="id57" draw:start-glue-point="1" draw:end-shape="id58" draw:end-glue-point="1" svg:d="M13415 24891h501v-9019h-976" svg:viewBox="0 0 977 9020">
          <text:p/>
        </draw:connector>
        <draw:connector draw:style-name="gr25" draw:text-style-name="P1" draw:layer="layout" svg:x1="10.398cm" svg:y1="25.272cm" svg:x2="12.94cm" svg:y2="16.363cm" draw:start-shape="id59" draw:start-glue-point="1" draw:end-shape="id60" draw:end-glue-point="1" svg:d="M10398 25272h3042v-8909h-500" svg:viewBox="0 0 3043 8910">
          <text:p/>
        </draw:connector>
        <draw:connector draw:style-name="gr25" draw:text-style-name="P1" draw:layer="layout" svg:x1="12.018cm" svg:y1="25.907cm" svg:x2="12.94cm" svg:y2="16.773cm" draw:start-shape="id61" draw:start-glue-point="1" draw:end-shape="id62" draw:end-glue-point="1" svg:d="M12018 25907h1422v-9134h-500" svg:viewBox="0 0 1423 9135">
          <text:p/>
        </draw:connector>
        <draw:connector draw:style-name="gr14" draw:text-style-name="P1" draw:layer="layout" svg:x1="12.94cm" svg:y1="17.265cm" svg:x2="13.446cm" svg:y2="26.384cm" draw:start-shape="id63" draw:start-glue-point="1" draw:end-shape="id64" draw:end-glue-point="1" svg:d="M12940 17265h1007v9119h-501" svg:viewBox="0 0 1008 9120">
          <text:p/>
        </draw:connector>
        <draw:frame draw:style-name="gr49" draw:text-style-name="P10" draw:layer="layout" svg:width="3.937cm" svg:height="1.916cm" svg:x="12.43cm" svg:y="8.863cm">
          <draw:text-box>
            <text:p><text:span text:style-name="T4">Osoitintaulukko </text:span></text:p>
            <text:p><text:span text:style-name="T4">Relaatioihin</text:span></text:p>
          </draw:text-box>
        </draw:frame>
        <draw:connector draw:style-name="gr14" draw:text-style-name="P1" draw:layer="layout" svg:x1="7.774cm" svg:y1="3.096cm" svg:x2="12.105cm" svg:y2="5.787cm" draw:start-shape="id65" draw:start-glue-point="2" draw:end-shape="id66" svg:d="M7774 3096v1345h4331v1346" svg:viewBox="0 0 4332 2692">
          <text:p/>
        </draw:connector>
        <draw:custom-shape draw:style-name="gr15" draw:text-style-name="P8" xml:id="id75" draw:id="id75" draw:layer="layout" svg:width="2.799cm" svg:height="2.589cm" svg:x="7.345cm" svg:y="5.826cm">
          <text:p text:style-name="P7"><text:span text:style-name="T1"/></text:p>
          <text:p text:style-name="P7"><text:span text:style-name="T1">roolit.dat</text:span></text:p>
          <text:p text:style-name="P7"><text:span text:style-name="T1">4</text:span></text:p>
          <text:p text:style-name="P7"><text:span text:style-name="T1">3</text:span></text:p>
          <draw:enhanced-geometry svg:viewBox="0 0 21600 21600" draw:type="rectangle" draw:enhanced-path="M 0 0 L 21600 0 21600 21600 0 21600 0 0 Z N"/>
        </draw:custom-shape>
        <draw:custom-shape draw:style-name="gr16" draw:text-style-name="P1" xml:id="id67" draw:id="id67" draw:layer="layout" svg:width="1.527cm" svg:height="0.74cm" svg:x="8.239cm" svg:y="8.112cm">
          <text:p/>
          <draw:enhanced-geometry svg:viewBox="0 0 21600 21600" draw:type="rectangle" draw:enhanced-path="M 0 0 L 21600 0 21600 21600 0 21600 0 0 Z N"/>
        </draw:custom-shape>
        <draw:custom-shape draw:style-name="gr18" draw:text-style-name="P1" xml:id="id68" draw:id="id68" draw:layer="layout" svg:width="1.145cm" svg:height="0.459cm" svg:x="3.925cm" svg:y="19.051cm">
          <text:p/>
          <draw:enhanced-geometry svg:viewBox="0 0 21600 21600" draw:type="rectangle" draw:enhanced-path="M 0 0 L 21600 0 21600 21600 0 21600 0 0 Z N"/>
        </draw:custom-shape>
        <draw:custom-shape draw:style-name="gr18" draw:text-style-name="P1" xml:id="id71" draw:id="id71" draw:layer="layout" svg:width="1.145cm" svg:height="0.459cm" svg:x="3.925cm" svg:y="19.51cm">
          <text:p/>
          <draw:enhanced-geometry svg:viewBox="0 0 21600 21600" draw:type="rectangle" draw:enhanced-path="M 0 0 L 21600 0 21600 21600 0 21600 0 0 Z N"/>
        </draw:custom-shape>
        <draw:custom-shape draw:style-name="gr18" draw:text-style-name="P1" xml:id="id73" draw:id="id73" draw:layer="layout" svg:width="1.145cm" svg:height="0.459cm" svg:x="3.925cm" svg:y="19.969cm">
          <text:p/>
          <draw:enhanced-geometry svg:viewBox="0 0 21600 21600" draw:type="rectangle" draw:enhanced-path="M 0 0 L 21600 0 21600 21600 0 21600 0 0 Z N"/>
        </draw:custom-shape>
        <draw:custom-shape draw:style-name="gr19" draw:text-style-name="P1" draw:layer="layout" svg:width="1.145cm" svg:height="0.46cm" svg:x="3.925cm" svg:y="20.352cm">
          <text:p/>
          <draw:enhanced-geometry svg:viewBox="0 0 21600 21600" draw:type="rectangle" draw:enhanced-path="M 0 0 L 21600 0 21600 21600 0 21600 0 0 Z N"/>
        </draw:custom-shape>
        <draw:frame draw:style-name="gr50" draw:text-style-name="P5" draw:layer="layout" svg:width="2.165cm" svg:height="2.206cm" svg:x="2.016cm" svg:y="18.86cm">
          <draw:text-box draw:corner-radius="0.381cm">
            <text:p><text:span text:style-name="T3">alkio[0]i</text:span></text:p>
            <text:p><text:span text:style-name="T3">Alkio[1]</text:span></text:p>
            <text:p><text:span text:style-name="T3">Alkio[2]</text:span></text:p>
            <text:p><text:span text:style-name="T3">Alkio[3]</text:span></text:p>
          </draw:text-box>
        </draw:frame>
        <draw:connector draw:style-name="gr14" draw:text-style-name="P1" draw:layer="layout" draw:line-skew="4.691cm" svg:x1="9.002cm" svg:y1="8.852cm" svg:x2="4.497cm" svg:y2="19.051cm" draw:start-shape="id67" draw:start-glue-point="2" draw:end-shape="id68" draw:end-glue-point="0" svg:d="M9002 8852v9790h-4505v409" svg:viewBox="0 0 4506 10200">
          <text:p/>
        </draw:connector>
        <draw:custom-shape draw:style-name="gr51" draw:text-style-name="P8" xml:id="id69" draw:id="id69" draw:layer="layout" svg:width="2.54cm" svg:height="1.397cm" svg:x="1.762cm" svg:y="22.209cm">
          <text:p text:style-name="P7"><text:span text:style-name="T1">1</text:span></text:p>
          <text:p text:style-name="P7"><text:span text:style-name="T1">näyttelijä</text:span></text:p>
          <draw:enhanced-geometry svg:viewBox="0 0 21600 21600" draw:type="rectangle" draw:enhanced-path="M 0 0 L 21600 0 21600 21600 0 21600 0 0 Z N"/>
        </draw:custom-shape>
        <draw:custom-shape draw:style-name="gr52" draw:text-style-name="P8" xml:id="id70" draw:id="id70" draw:layer="layout" svg:width="2.099cm" svg:height="1.207cm" svg:x="1.889cm" svg:y="24.05cm">
          <text:p text:style-name="P7"><text:span text:style-name="T1">2</text:span></text:p>
          <text:p text:style-name="P7"><text:span text:style-name="T1">ohjaaja</text:span></text:p>
          <draw:enhanced-geometry svg:viewBox="0 0 21600 21600" draw:type="rectangle" draw:enhanced-path="M 0 0 L 21600 0 21600 21600 0 21600 0 0 Z N"/>
        </draw:custom-shape>
        <draw:custom-shape draw:style-name="gr53" draw:text-style-name="P8" xml:id="id72" draw:id="id72" draw:layer="layout" svg:width="2.862cm" svg:height="1.457cm" svg:x="4.742cm" svg:y="25.257cm">
          <text:p text:style-name="P7"><text:span text:style-name="T1">3</text:span></text:p>
          <text:p text:style-name="P7"><text:span text:style-name="T1">käsikirjoittaja</text:span></text:p>
          <draw:enhanced-geometry svg:viewBox="0 0 21600 21600" draw:type="rectangle" draw:enhanced-path="M 0 0 L 21600 0 21600 21600 0 21600 0 0 Z N"/>
        </draw:custom-shape>
        <draw:connector draw:style-name="gr25" draw:text-style-name="P1" draw:layer="layout" svg:x1="1.762cm" svg:y1="22.907cm" svg:x2="5.07cm" svg:y2="19.28cm" draw:start-shape="id69" draw:start-glue-point="3" draw:end-shape="id68" draw:end-glue-point="1" svg:d="M1762 22907h-501v-2048h4309v-1579h-500" svg:viewBox="0 0 4310 3628">
          <text:p/>
        </draw:connector>
        <draw:connector draw:style-name="gr25" draw:text-style-name="P1" draw:layer="layout" svg:x1="1.889cm" svg:y1="24.653cm" svg:x2="5.07cm" svg:y2="19.739cm" draw:start-shape="id70" draw:start-glue-point="3" draw:end-shape="id71" draw:end-glue-point="1" svg:d="M1889 24653h-502v-2644h4183v-2270h-500" svg:viewBox="0 0 4184 4915">
          <text:p/>
        </draw:connector>
        <draw:connector draw:style-name="gr25" draw:text-style-name="P1" draw:layer="layout" svg:x1="6.173cm" svg:y1="25.257cm" svg:x2="5.07cm" svg:y2="20.198cm" draw:start-shape="id72" draw:start-glue-point="0" draw:end-shape="id73" draw:end-glue-point="1" svg:d="M6173 25257v-5059h-1103" svg:viewBox="0 0 1104 5060">
          <text:p/>
        </draw:connector>
        <draw:frame draw:style-name="gr34" draw:text-style-name="P9" draw:layer="layout" svg:width="4.044cm" svg:height="1.361cm" svg:x="5.338cm" svg:y="18.816cm">
          <draw:text-box>
            <text:p><text:span text:style-name="T4">Osoitintaulukko </text:span></text:p>
            <text:p><text:span text:style-name="T4">rooleihin</text:span></text:p>
          </draw:text-box>
        </draw:frame>
        <draw:connector draw:style-name="gr14" draw:text-style-name="P1" draw:layer="layout" draw:line-skew="0.858cm" svg:x1="5.804cm" svg:y1="3.096cm" svg:x2="8.744cm" svg:y2="5.826cm" draw:start-shape="id74" draw:start-glue-point="2" draw:end-shape="id75" draw:end-glue-point="0" svg:d="M5804 3096v2222h2940v508" svg:viewBox="0 0 2941 273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9T10:53:55.741000000</meta:creation-date>
    <dc:date>2016-02-19T12:43:23.727000000</dc:date>
    <meta:editing-duration>PT34M45S</meta:editing-duration>
    <meta:editing-cycles>7</meta:editing-cycles>
    <meta:generator>LibreOffice/5.0.4.2$Windows_x86 LibreOffice_project/2b9802c1994aa0b7dc6079e128979269cf95bc78</meta:generator>
    <meta:document-statistic meta:object-count="138"/>
  </office:meta>
</office:document-meta>
</file>